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lorophile pas=20" table:style-name="ta1">
        <table:shapes>
          <draw:frame draw:z-index="0" draw:style-name="gr1" draw:text-style-name="P1" svg:width="159.99mm" svg:height="89.99mm" svg:x="58.51mm" svg:y="5.84mm">
            <loext:p draw:notify-on-update-of-ranges="'Chlorophile pas=20'.A2:'Chlorophile pas=20'.A22 'Chlorophile pas=20'.B2:'Chlorophile pas=20'.B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ngueur d’onde</text:p>
          </table:table-cell>
          <table:table-cell office:value-type="string" calcext:value-type="string">
            <text:p>Absorbanc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44" calcext:value-type="float">
            <text:p>0,3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12" calcext:value-type="float">
            <text:p>0,6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466" calcext:value-type="float">
            <text:p>0,46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396" calcext:value-type="float">
            <text:p>0,3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51" calcext:value-type="float">
            <text:p>0,3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7" calcext:value-type="float">
            <text:p>0,33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" office:value-type="float" office:value="0.32" calcext:value-type="float">
            <text:p>0,32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304" calcext:value-type="float">
            <text:p>0,30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299" calcext:value-type="float">
            <text:p>0,29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304" calcext:value-type="float">
            <text:p>0,3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11" calcext:value-type="float">
            <text:p>0,31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335" calcext:value-type="float">
            <text:p>0,33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47" calcext:value-type="float">
            <text:p>0,34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232" calcext:value-type="float">
            <text:p>0,23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313" calcext:value-type="float">
            <text:p>0,3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96" calcext:value-type="float">
            <text:p>0,29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" office:value-type="float" office:value="0.27" calcext:value-type="float">
            <text:p>0,27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262" calcext:value-type="float">
            <text:p>0,26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242" calcext:value-type="float">
            <text:p>0,24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68" calcext:value-type="float">
            <text:p>0,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17:16:58.5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6:29:53.364000000</meta:creation-date>
    <dc:date>2018-12-04T17:17:34.634000000</dc:date>
    <meta:editing-duration>PT17M39S</meta:editing-duration>
    <meta:editing-cycles>5</meta:editing-cycles>
    <meta:generator>LibreOffice/5.2.7.2$Windows_x86 LibreOffice_project/2b7f1e640c46ceb28adf43ee075a6e8b8439ed10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'Chlorophile pas=20'.A2:'Chlorophile pas=20'.B22" svg:x="0.32cm" svg:y="0.18cm" svg:width="12.428cm" svg:height="8.64cm">
          <chartooo:coordinate-region svg:x="1.047cm" svg:y="0.379cm" svg:width="11.4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hlorophile pas=20'.B2:'Chlorophile pas=20'.B22" chart:class="chart:scatter">
            <chart:domain table:cell-range-address="'Chlorophile pas=20'.A2:'Chlorophile pas=20'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'Chlorophile pas=20'.A2:'Chlorophile pas=20'.A22</svg:desc>
                </draw:g>
              </table:table-cell>
              <table:table-cell office:value-type="float" office:value="0.344">
                <text:p>0.344</text:p>
                <draw:g>
                  <svg:desc>'Chlorophile pas=20'.B2:'Chlorophile pas=20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0">
                <text:p>420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">
                <text:p>440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0">
                <text:p>460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0">
                <text:p>5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0">
                <text:p>540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0">
                <text:p>560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0">
                <text:p>580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0">
                <text:p>620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0">
                <text:p>640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0">
                <text:p>660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0">
                <text:p>680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0">
                <text:p>7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0">
                <text:p>740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">
                <text:p>760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0">
                <text:p>780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">
                <text:p>800</text:p>
              </table:table-cell>
              <table:table-cell office:value-type="float" office:value="0.268">
                <text:p>0.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